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１〜４人でプレイできるブロックスです</text:p>
          </table:table-cell>
          <table:table-cell table:style-name="Default" office:value-type="string">
            <text:p>1 to 4 players can enjoy a game of Blokus.</text:p>
          </table:table-cell>
        </table:table-row>
        <table:table-row table:style-name="ro1">
          <table:table-cell office:value-type="string">
            <text:p>１〜２人でプレイできるブロックスデュオです</text:p>
          </table:table-cell>
          <table:table-cell table:style-name="Default" office:value-type="string">
            <text:p>1 to 2 players can enjoy a game of Blokus Duo.</text:p>
          </table:table-cell>
        </table:table-row>
        <table:table-row table:style-name="ro1">
          <table:table-cell office:value-type="string">
            <text:p>バンピートロットの世界をブロックスバトルをしながら進めます</text:p>
          </table:table-cell>
          <table:table-cell table:style-name="Default" office:value-type="string">
            <text:p>Advance through the world of Steambot Chronicles by playing Blokus.</text:p>
          </table:table-cell>
        </table:table-row>
        <table:table-row table:style-name="ro1">
          <table:table-cell office:value-type="string">
            <text:p>ブロックスのルールを見ることができます</text:p>
          </table:table-cell>
          <table:table-cell office:value-type="string">
            <text:p>Learn how to play Blokus.</text:p>
          </table:table-cell>
        </table:table-row>
        <table:table-row table:style-name="ro1">
          <table:table-cell office:value-type="string">
            <text:p>プレイ環境の変更やセーブ〮ロードができます</text:p>
          </table:table-cell>
          <table:table-cell table:style-name="Default" office:value-type="string">
            <text:p>Change game settings or save and load data.</text:p>
          </table:table-cell>
        </table:table-row>
        <table:table-row table:style-name="ro1">
          <table:table-cell office:value-type="string">
            <text:p>プレイ成績、ランキング、集めた服装などが閱覧できます</text:p>
          </table:table-cell>
          <table:table-cell office:value-type="string">
            <text:p>View game results, rankings, collected items, etc.</text:p>
          </table:table-cell>
        </table:table-row>
        <table:table-row table:style-name="ro1">
          <table:table-cell office:value-type="string">
            <text:p>仮コメント</text:p>
          </table:table-cell>
          <table:table-cell table:style-name="Default" office:value-type="string">
            <text:p>Dummy</text:p>
          </table:table-cell>
        </table:table-row>
        <table:table-row table:style-name="ro1">
          <table:table-cell office:value-type="string">
            <text:p>１人でプレイします。残りの３人はＣＰＵが受け持ちます</text:p>
          </table:table-cell>
          <table:table-cell table:style-name="Default" office:value-type="string">
            <text:p>1 player will play with 3 CPU.</text:p>
          </table:table-cell>
        </table:table-row>
        <table:table-row table:style-name="ro1">
          <table:table-cell office:value-type="string">
            <text:p>２人でプレイします。残りの２人はＣＰＵが受け持ちます</text:p>
          </table:table-cell>
          <table:table-cell table:style-name="Default" office:value-type="string">
            <text:p>2 players will play with 2 CPU.</text:p>
          </table:table-cell>
        </table:table-row>
        <table:table-row table:style-name="ro1">
          <table:table-cell office:value-type="string">
            <text:p>３人でプレイします。残りの１人はＣＰＵが受け持ちます</text:p>
          </table:table-cell>
          <table:table-cell table:style-name="Default" office:value-type="string">
            <text:p>3 players will play with 1 CPU.</text:p>
          </table:table-cell>
        </table:table-row>
        <table:table-row table:style-name="ro1">
          <table:table-cell office:value-type="string">
            <text:p>４人でプレイします</text:p>
          </table:table-cell>
          <table:table-cell table:style-name="Default" office:value-type="string">
            <text:p>4 players will play.</text:p>
          </table:table-cell>
        </table:table-row>
        <table:table-row table:style-name="ro1">
          <table:table-cell office:value-type="string">
            <text:p>１人でプレイします。残りの１人はＣＰＵが受け持ちます</text:p>
          </table:table-cell>
          <table:table-cell table:style-name="Default" office:value-type="string">
            <text:p>1 player will play with 1 CPU.</text:p>
          </table:table-cell>
        </table:table-row>
        <table:table-row table:style-name="ro1">
          <table:table-cell office:value-type="string">
            <text:p>２人でプレイします</text:p>
          </table:table-cell>
          <table:table-cell table:style-name="Default" office:value-type="string">
            <text:p>2 players will play.</text:p>
          </table:table-cell>
        </table:table-row>
        <table:table-row table:style-name="ro1">
          <table:table-cell office:value-type="string">
            <text:p>キャラクター別に成績をみることができます</text:p>
          </table:table-cell>
          <table:table-cell office:value-type="string">
            <text:p>See the data for each character.</text:p>
          </table:table-cell>
        </table:table-row>
        <table:table-row table:style-name="ro1">
          <table:table-cell office:value-type="string">
            <text:p>各種ランキングが閱覧できます</text:p>
          </table:table-cell>
          <table:table-cell office:value-type="string">
            <text:p>See various rankings.</text:p>
          </table:table-cell>
        </table:table-row>
        <table:table-row table:style-name="ro1">
          <table:table-cell office:value-type="string">
            <text:p>今まで集めてきたものをみることができます</text:p>
          </table:table-cell>
          <table:table-cell office:value-type="string">
            <text:p>See what you collected so far.</text:p>
          </table:table-cell>
        </table:table-row>
        <table:table-row table:style-name="ro1">
          <table:table-cell office:value-type="string">
            <text:p>エンディングシーンを再生します</text:p>
          </table:table-cell>
          <table:table-cell office:value-type="string">
            <text:p>Play the ending sequence.</text:p>
          </table:table-cell>
        </table:table-row>
        <table:table-row table:style-name="ro1">
          <table:table-cell office:value-type="string">
            <text:p>総合順位（総合ポイント）のランキングです</text:p>
          </table:table-cell>
          <table:table-cell office:value-type="string">
            <text:p>See overall ranking (who got the most points total).</text:p>
          </table:table-cell>
        </table:table-row>
        <table:table-row table:style-name="ro1">
          <table:table-cell office:value-type="string">
            <text:p>パーフェクト達成回数のランキングです</text:p>
          </table:table-cell>
          <table:table-cell office:value-type="string">
            <text:p>See who achieved the most perfect games.</text:p>
          </table:table-cell>
        </table:table-row>
        <table:table-row table:style-name="ro1">
          <table:table-cell office:value-type="string">
            <text:p>平均残りブロック数のランキングです</text:p>
          </table:table-cell>
          <table:table-cell office:value-type="string">
            <text:p>See who covered the most tiles on average.</text:p>
          </table:table-cell>
        </table:table-row>
        <table:table-row table:style-name="ro1">
          <table:table-cell office:value-type="string">
            <text:p>平均残りピース数のランキングです</text:p>
          </table:table-cell>
          <table:table-cell office:value-type="string">
            <text:p>See who had the least pieces left on average.</text:p>
          </table:table-cell>
        </table:table-row>
        <table:table-row table:style-name="ro1">
          <table:table-cell office:value-type="string">
            <text:p>獲得したユーロッチの合計のランキングです</text:p>
          </table:table-cell>
          <table:table-cell office:value-type="string">
            <text:p>See who earned the most Uroch.</text:p>
          </table:table-cell>
        </table:table-row>
        <table:table-row table:style-name="ro1">
          <table:table-cell office:value-type="string">
            <text:p>前回の続きから</text:p>
          </table:table-cell>
          <table:table-cell office:value-type="string">
            <text:p>Continue previous game</text:p>
          </table:table-cell>
        </table:table-row>
        <table:table-row table:style-name="ro1">
          <table:table-cell office:value-type="string">
            <text:p>新しく始める</text:p>
          </table:table-cell>
          <table:table-cell office:value-type="string">
            <text:p>Start new gam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19.05.2025</text:date>, <text:time>10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9T10:44:11.65</dc:date>
    <meta:editing-duration>PT2M18S</meta:editing-duration>
    <meta:editing-cycles>3</meta:editing-cycles>
    <meta:generator>OpenOffice/4.1.14$Win32 OpenOffice.org_project/4114m1$Build-9811</meta:generator>
    <meta:document-statistic meta:table-count="3" meta:cell-count="50" meta:object-count="0"/>
  </office:meta>
</office:document-meta>
</file>